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c3d3e" style:font-style-asian="normal" style:font-style-complex="normal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letter-spacing="-0.009cm"/>
    </style:style>
    <style:style style:name="T63" style:family="text">
      <style:text-properties fo:letter-spacing="-0.016cm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3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5"><text:placeholder text:placeholder-type="text">&lt;line.name[0:108]&gt;</text:placeholder></text:p>
          </table:table-cell>
          <table:table-cell table:style-name="Tabla4.A2" office:value-type="string">
            <text:p text:style-name="P62"><text:span text:style-name="T51"><text:text-input text:description="&lt;if test=&quot;o.vat_discriminated&quot;&gt;">If vat discriminated</text:text-input></text:span><text:span text:style-name="T64"><text:text-input text:description="&lt;for each=&quot;line2 in line.invoice_line_tax_id&quot;&gt;">F</text:text-input></text:span><text:text-input text:description="&lt;line2.description&gt;">10,5%</text:text-input><text:span text:style-name="T64"><text:text-input text:description="&lt;/for&gt;">Ef</text:text-input></text:span><text:span text:style-name="T50"><text:text-input text:description="&lt;/if&gt;">Ennd i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29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o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31T14:05:16.133336941</dc:date>
    <meta:editing-duration>P1DT23H14M39S</meta:editing-duration>
    <meta:editing-cycles>320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16" meta:character-count="1654" meta:non-whitespace-character-count="1572"/>
  </office:meta>
</office:document-meta>
</file>